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 style:data-style-name="N0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65567" calcext:value-type="float">
            <text:p>0.00865567</text:p>
          </table:table-cell>
          <table:table-cell table:formula="of:=IF([.B2]=0;0;IF([.B2]=1;1;LN([.B2]/(1-[.B2]))+0.5))" office:value-type="float" office:value="-4.24084733356211" calcext:value-type="float">
            <text:p>-4.24084733356211</text:p>
          </table:table-cell>
          <table:table-cell table:formula="of:=IF([.B2]=0;0;IF([.B2]=1;1;[.C2]+VLOOKUP([.$A2]; [.$G$2:.$H$42]; 2)))" office:value-type="float" office:value="-4.23509760335113" calcext:value-type="float">
            <text:p>-4.23509760335113</text:p>
          </table:table-cell>
          <table:table-cell table:formula="of:=IF([.B2]=0;0;IF([.B2]=1;1;1/(1+EXP(-[.D2]+0.5))))" office:value-type="float" office:value="0.00870514663392615" calcext:value-type="float">
            <text:p>0.00870514663392615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8343749997561" calcext:value-type="float">
            <text:p>-1.98343749997561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27103" calcext:value-type="float">
            <text:p>0.0127103</text:p>
          </table:table-cell>
          <table:table-cell table:formula="of:=IF([.B3]=0;0;IF([.B3]=1;1;LN([.B3]/(1-[.B3]))+0.5))" office:value-type="float" office:value="-3.85255082368568" calcext:value-type="float">
            <text:p>-3.85255082368568</text:p>
          </table:table-cell>
          <table:table-cell table:formula="of:=IF([.B3]=0;0;IF([.B3]=1;1;[.C3]+VLOOKUP([.$A3]; [.$G$2:.$H$42]; 2)))" office:value-type="float" office:value="-3.84689549973468" calcext:value-type="float">
            <text:p>-3.84689549973468</text:p>
          </table:table-cell>
          <table:table-cell table:formula="of:=IF([.B3]=0;0;IF([.B3]=1;1;1/(1+EXP(-[.D3]+0.5))))" office:value-type="float" office:value="0.0127814631570871" calcext:value-type="float">
            <text:p>0.012781463157087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0132296498948" calcext:value-type="float">
            <text:p>0.00001322964989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30672" calcext:value-type="float">
            <text:p>0.630672</text:p>
          </table:table-cell>
          <table:table-cell table:formula="of:=IF([.B4]=0;0;IF([.B4]=1;1;LN([.B4]/(1-[.B4]))+0.5))" office:value-type="float" office:value="1.03510077946593" calcext:value-type="float">
            <text:p>1.03510077946593</text:p>
          </table:table-cell>
          <table:table-cell table:formula="of:=IF([.B4]=0;0;IF([.B4]=1;1;[.C4]+VLOOKUP([.$A4]; [.$G$2:.$H$42]; 2)))" office:value-type="float" office:value="1.03707853651542" calcext:value-type="float">
            <text:p>1.03707853651542</text:p>
          </table:table-cell>
          <table:table-cell table:formula="of:=IF([.B4]=0;0;IF([.B4]=1;1;1/(1+EXP(-[.D4]+0.5))))" office:value-type="float" office:value="0.631132549548019" calcext:value-type="float">
            <text:p>0.631132549548019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000921653578598319" calcext:value-type="float">
            <text:p>9.21653578598319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09828" calcext:value-type="float">
            <text:p>0.00109828</text:p>
          </table:table-cell>
          <table:table-cell table:formula="of:=IF([.B5]=0;0;IF([.B5]=1;1;LN([.B5]/(1-[.B5]))+0.5))" office:value-type="float" office:value="-6.31291107574519" calcext:value-type="float">
            <text:p>-6.31291107574519</text:p>
          </table:table-cell>
          <table:table-cell table:formula="of:=IF([.B5]=0;0;IF([.B5]=1;1;[.C5]+VLOOKUP([.$A5]; [.$G$2:.$H$42]; 2)))" office:value-type="float" office:value="-6.30783739457937" calcext:value-type="float">
            <text:p>-6.30783739457937</text:p>
          </table:table-cell>
          <table:table-cell table:formula="of:=IF([.B5]=0;0;IF([.B5]=1;1;1/(1+EXP(-[.D5]+0.5))))" office:value-type="float" office:value="0.00110386031588607" calcext:value-type="float">
            <text:p>0.00110386031588607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163531524888468" calcext:value-type="float">
            <text:p>0.0001635315248884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201476" calcext:value-type="float">
            <text:p>0.00201476</text:p>
          </table:table-cell>
          <table:table-cell table:formula="of:=IF([.B6]=0;0;IF([.B6]=1;1;LN([.B6]/(1-[.B6]))+0.5))" office:value-type="float" office:value="-5.70523840501781" calcext:value-type="float">
            <text:p>-5.70523840501781</text:p>
          </table:table-cell>
          <table:table-cell table:formula="of:=IF([.B6]=0;0;IF([.B6]=1;1;[.C6]+VLOOKUP([.$A6]; [.$G$2:.$H$42]; 2)))" office:value-type="float" office:value="-5.69980388913565" calcext:value-type="float">
            <text:p>-5.69980388913565</text:p>
          </table:table-cell>
          <table:table-cell table:formula="of:=IF([.B6]=0;0;IF([.B6]=1;1;1/(1+EXP(-[.D6]+0.5))))" office:value-type="float" office:value="0.00202571681066294" calcext:value-type="float">
            <text:p>0.00202571681066294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367223240267613" calcext:value-type="float">
            <text:p>0.0003672232402676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958972" calcext:value-type="float">
            <text:p>0.0958972</text:p>
          </table:table-cell>
          <table:table-cell table:formula="of:=IF([.B7]=0;0;IF([.B7]=1;1;LN([.B7]/(1-[.B7]))+0.5))" office:value-type="float" office:value="-1.74366628635821" calcext:value-type="float">
            <text:p>-1.74366628635821</text:p>
          </table:table-cell>
          <table:table-cell table:formula="of:=IF([.B7]=0;0;IF([.B7]=1;1;[.C7]+VLOOKUP([.$A7]; [.$G$2:.$H$42]; 2)))" office:value-type="float" office:value="-1.73805784906819" calcext:value-type="float">
            <text:p>-1.73805784906819</text:p>
          </table:table-cell>
          <table:table-cell table:formula="of:=IF([.B7]=0;0;IF([.B7]=1;1;1/(1+EXP(-[.D7]+0.5))))" office:value-type="float" office:value="0.0963845599802246" calcext:value-type="float">
            <text:p>0.0963845599802246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683126134823246" calcext:value-type="float">
            <text:p>0.00068312613482324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455654" calcext:value-type="float">
            <text:p>0.000455654</text:p>
          </table:table-cell>
          <table:table-cell table:formula="of:=IF([.B8]=0;0;IF([.B8]=1;1;LN([.B8]/(1-[.B8]))+0.5))" office:value-type="float" office:value="-7.193321050551" calcext:value-type="float">
            <text:p>-7.193321050551</text:p>
          </table:table-cell>
          <table:table-cell table:formula="of:=IF([.B8]=0;0;IF([.B8]=1;1;[.C8]+VLOOKUP([.$A8]; [.$G$2:.$H$42]; 2)))" office:value-type="float" office:value="-7.18828304581264" calcext:value-type="float">
            <text:p>-7.18828304581264</text:p>
          </table:table-cell>
          <table:table-cell table:formula="of:=IF([.B8]=0;0;IF([.B8]=1;1;1/(1+EXP(-[.D8]+0.5))))" office:value-type="float" office:value="0.000457954325396707" calcext:value-type="float">
            <text:p>0.000457954325396707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953848856090264" calcext:value-type="float">
            <text:p>0.000953848856090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95759" calcext:value-type="float">
            <text:p>0.00595759</text:p>
          </table:table-cell>
          <table:table-cell table:formula="of:=IF([.B9]=0;0;IF([.B9]=1;1;LN([.B9]/(1-[.B9]))+0.5))" office:value-type="float" office:value="-4.61711383485776" calcext:value-type="float">
            <text:p>-4.61711383485776</text:p>
          </table:table-cell>
          <table:table-cell table:formula="of:=IF([.B9]=0;0;IF([.B9]=1;1;[.C9]+VLOOKUP([.$A9]; [.$G$2:.$H$42]; 2)))" office:value-type="float" office:value="-4.61137921913485" calcext:value-type="float">
            <text:p>-4.61137921913485</text:p>
          </table:table-cell>
          <table:table-cell table:formula="of:=IF([.B9]=0;0;IF([.B9]=1;1;1/(1+EXP(-[.D9]+0.5))))" office:value-type="float" office:value="0.00599164734727903" calcext:value-type="float">
            <text:p>0.00599164734727903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148478520805635" calcext:value-type="float">
            <text:p>0.0014847852080563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39639" calcext:value-type="float">
            <text:p>0.939639</text:p>
          </table:table-cell>
          <table:table-cell table:formula="of:=IF([.B10]=0;0;IF([.B10]=1;1;LN([.B10]/(1-[.B10]))+0.5))" office:value-type="float" office:value="3.24515255792213" calcext:value-type="float">
            <text:p>3.24515255792213</text:p>
          </table:table-cell>
          <table:table-cell table:formula="of:=IF([.B10]=0;0;IF([.B10]=1;1;[.C10]+VLOOKUP([.$A10]; [.$G$2:.$H$42]; 2)))" office:value-type="float" office:value="3.24531608944702" calcext:value-type="float">
            <text:p>3.24531608944702</text:p>
          </table:table-cell>
          <table:table-cell table:formula="of:=IF([.B10]=0;0;IF([.B10]=1;1;1/(1+EXP(-[.D10]+0.5))))" office:value-type="float" office:value="0.939648274440582" calcext:value-type="float">
            <text:p>0.939648274440582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97775704948364" calcext:value-type="float">
            <text:p>0.001977757049483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18444" calcext:value-type="float">
            <text:p>0.000918444</text:p>
          </table:table-cell>
          <table:table-cell table:formula="of:=IF([.B11]=0;0;IF([.B11]=1;1;LN([.B11]/(1-[.B11]))+0.5))" office:value-type="float" office:value="-6.49191075811081" calcext:value-type="float">
            <text:p>-6.49191075811081</text:p>
          </table:table-cell>
          <table:table-cell table:formula="of:=IF([.B11]=0;0;IF([.B11]=1;1;[.C11]+VLOOKUP([.$A11]; [.$G$2:.$H$42]; 2)))" office:value-type="float" office:value="-6.48683707694498" calcext:value-type="float">
            <text:p>-6.48683707694498</text:p>
          </table:table-cell>
          <table:table-cell table:formula="of:=IF([.B11]=0;0;IF([.B11]=1;1;1/(1+EXP(-[.D11]+0.5))))" office:value-type="float" office:value="0.00092311142091543" calcext:value-type="float">
            <text:p>0.00092311142091543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230270507724729" calcext:value-type="float">
            <text:p>0.0023027050772472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0.0000831388" calcext:value-type="float">
            <text:p>8.31E-05</text:p>
          </table:table-cell>
          <table:table-cell table:formula="of:=IF([.B12]=0;0;IF([.B12]=1;1;LN([.B12]/(1-[.B12]))+0.5))" office:value-type="float" office:value="-8.89491591547341" calcext:value-type="float">
            <text:p>-8.89491591547341</text:p>
          </table:table-cell>
          <table:table-cell table:formula="of:=IF([.B12]=0;0;IF([.B12]=1;1;[.C12]+VLOOKUP([.$A12]; [.$G$2:.$H$42]; 2)))" office:value-type="float" office:value="-8.88962665987254" calcext:value-type="float">
            <text:p>-8.88962665987254</text:p>
          </table:table-cell>
          <table:table-cell table:formula="of:=IF([.B12]=0;0;IF([.B12]=1;1;1/(1+EXP(-[.D12]+0.5))))" office:value-type="float" office:value="0.0000835796705206389" calcext:value-type="float">
            <text:p>8.35796705206389E-05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314815250932264" calcext:value-type="float">
            <text:p>0.00314815250932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374464" calcext:value-type="float">
            <text:p>0.00374464</text:p>
          </table:table-cell>
          <table:table-cell table:formula="of:=IF([.B13]=0;0;IF([.B13]=1;1;LN([.B13]/(1-[.B13]))+0.5))" office:value-type="float" office:value="-5.08367812608793" calcext:value-type="float">
            <text:p>-5.08367812608793</text:p>
          </table:table-cell>
          <table:table-cell table:formula="of:=IF([.B13]=0;0;IF([.B13]=1;1;[.C13]+VLOOKUP([.$A13]; [.$G$2:.$H$42]; 2)))" office:value-type="float" office:value="-5.0787231589161" calcext:value-type="float">
            <text:p>-5.0787231589161</text:p>
          </table:table-cell>
          <table:table-cell table:formula="of:=IF([.B13]=0;0;IF([.B13]=1;1;1/(1+EXP(-[.D13]+0.5))))" office:value-type="float" office:value="0.00376317061564716" calcext:value-type="float">
            <text:p>0.00376317061564716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364156993190488" calcext:value-type="float">
            <text:p>0.003641569931904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81725" calcext:value-type="float">
            <text:p>0.0281725</text:p>
          </table:table-cell>
          <table:table-cell table:formula="of:=IF([.B14]=0;0;IF([.B14]=1;1;LN([.B14]/(1-[.B14]))+0.5))" office:value-type="float" office:value="-3.04083199473076" calcext:value-type="float">
            <text:p>-3.04083199473076</text:p>
          </table:table-cell>
          <table:table-cell table:formula="of:=IF([.B14]=0;0;IF([.B14]=1;1;[.C14]+VLOOKUP([.$A14]; [.$G$2:.$H$42]; 2)))" office:value-type="float" office:value="-3.03517667077975" calcext:value-type="float">
            <text:p>-3.03517667077975</text:p>
          </table:table-cell>
          <table:table-cell table:formula="of:=IF([.B14]=0;0;IF([.B14]=1;1;1/(1+EXP(-[.D14]+0.5))))" office:value-type="float" office:value="0.0283277498866188" calcext:value-type="float">
            <text:p>0.0283277498866188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41302230847768" calcext:value-type="float">
            <text:p>0.004130223084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53002" calcext:value-type="float">
            <text:p>0.00953002</text:p>
          </table:table-cell>
          <table:table-cell table:formula="of:=IF([.B15]=0;0;IF([.B15]=1;1;LN([.B15]/(1-[.B15]))+0.5))" office:value-type="float" office:value="-4.14373274145423" calcext:value-type="float">
            <text:p>-4.14373274145423</text:p>
          </table:table-cell>
          <table:table-cell table:formula="of:=IF([.B15]=0;0;IF([.B15]=1;1;[.C15]+VLOOKUP([.$A15]; [.$G$2:.$H$42]; 2)))" office:value-type="float" office:value="-4.1387777742824" calcext:value-type="float">
            <text:p>-4.1387777742824</text:p>
          </table:table-cell>
          <table:table-cell table:formula="of:=IF([.B15]=0;0;IF([.B15]=1;1;1/(1+EXP(-[.D15]+0.5))))" office:value-type="float" office:value="0.00957690476615102" calcext:value-type="float">
            <text:p>0.00957690476615102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471531819490087" calcext:value-type="float">
            <text:p>0.0047153181949008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100288" calcext:value-type="float">
            <text:p>0.00100288</text:p>
          </table:table-cell>
          <table:table-cell table:formula="of:=IF([.B16]=0;0;IF([.B16]=1;1;LN([.B16]/(1-[.B16]))+0.5))" office:value-type="float" office:value="-6.40387603501605" calcext:value-type="float">
            <text:p>-6.40387603501605</text:p>
          </table:table-cell>
          <table:table-cell table:formula="of:=IF([.B16]=0;0;IF([.B16]=1;1;[.C16]+VLOOKUP([.$A16]; [.$G$2:.$H$42]; 2)))" office:value-type="float" office:value="-6.39892106784422" calcext:value-type="float">
            <text:p>-6.39892106784422</text:p>
          </table:table-cell>
          <table:table-cell table:formula="of:=IF([.B16]=0;0;IF([.B16]=1;1;1/(1+EXP(-[.D16]+0.5))))" office:value-type="float" office:value="0.00100785654833367" calcext:value-type="float">
            <text:p>0.00100785654833367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50229655810414" calcext:value-type="float">
            <text:p>0.00502296558104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9" calcext:value-type="float">
            <text:p>0.0309</text:p>
          </table:table-cell>
          <table:table-cell table:formula="of:=IF([.B17]=0;0;IF([.B17]=1;1;LN([.B17]/(1-[.B17]))+0.5))" office:value-type="float" office:value="-2.9456116218368" calcext:value-type="float">
            <text:p>-2.9456116218368</text:p>
          </table:table-cell>
          <table:table-cell table:formula="of:=IF([.B17]=0;0;IF([.B17]=1;1;[.C17]+VLOOKUP([.$A17]; [.$G$2:.$H$42]; 2)))" office:value-type="float" office:value="-2.93981066085365" calcext:value-type="float">
            <text:p>-2.93981066085365</text:p>
          </table:table-cell>
          <table:table-cell table:formula="of:=IF([.B17]=0;0;IF([.B17]=1;1;1/(1+EXP(-[.D17]+0.5))))" office:value-type="float" office:value="0.031074184386281" calcext:value-type="float">
            <text:p>0.031074184386281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38202988521563" calcext:value-type="float">
            <text:p>0.0053820298852156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2" office:value-type="float" office:value="0.00000588847" calcext:value-type="float">
            <text:p>5.89E-06</text:p>
          </table:table-cell>
          <table:table-cell table:formula="of:=IF([.B18]=0;0;IF([.B18]=1;1;LN([.B18]/(1-[.B18]))+0.5))" office:value-type="float" office:value="-11.5425084678665" calcext:value-type="float">
            <text:p>-11.5425084678665</text:p>
          </table:table-cell>
          <table:table-cell table:formula="of:=IF([.B18]=0;0;IF([.B18]=1;1;[.C18]+VLOOKUP([.$A18]; [.$G$2:.$H$42]; 2)))" office:value-type="float" office:value="-11.5370739519843" calcext:value-type="float">
            <text:p>-11.5370739519843</text:p>
          </table:table-cell>
          <table:table-cell table:formula="of:=IF([.B18]=0;0;IF([.B18]=1;1;1/(1+EXP(-[.D18]+0.5))))" office:value-type="float" office:value="0.00000592055790641797" calcext:value-type="float">
            <text:p>5.92055790641797E-06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73105111493594" calcext:value-type="float">
            <text:p>0.0057310511149359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5218" calcext:value-type="float">
            <text:p>0.995218</text:p>
          </table:table-cell>
          <table:table-cell table:formula="of:=IF([.B19]=0;0;IF([.B19]=1;1;LN([.B19]/(1-[.B19]))+0.5))" office:value-type="float" office:value="5.83810293960195" calcext:value-type="float">
            <text:p>5.83810293960195</text:p>
          </table:table-cell>
          <table:table-cell table:formula="of:=IF([.B19]=0;0;IF([.B19]=1;1;[.C19]+VLOOKUP([.$A19]; [.$G$2:.$H$42]; 2)))" office:value-type="float" office:value="5.83811616925184" calcext:value-type="float">
            <text:p>5.83811616925184</text:p>
          </table:table-cell>
          <table:table-cell table:formula="of:=IF([.B19]=0;0;IF([.B19]=1;1;1/(1+EXP(-[.D19]+0.5))))" office:value-type="float" office:value="0.995218062961244" calcext:value-type="float">
            <text:p>0.995218062961244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64607912429744" calcext:value-type="float">
            <text:p>0.0056460791242974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158613" calcext:value-type="float">
            <text:p>0.00158613</text:p>
          </table:table-cell>
          <table:table-cell table:formula="of:=IF([.B20]=0;0;IF([.B20]=1;1;LN([.B20]/(1-[.B20]))+0.5))" office:value-type="float" office:value="-5.94487080267959" calcext:value-type="float">
            <text:p>-5.94487080267959</text:p>
          </table:table-cell>
          <table:table-cell table:formula="of:=IF([.B20]=0;0;IF([.B20]=1;1;[.C20]+VLOOKUP([.$A20]; [.$G$2:.$H$42]; 2)))" office:value-type="float" office:value="-5.9396556929056" calcext:value-type="float">
            <text:p>-5.9396556929056</text:p>
          </table:table-cell>
          <table:table-cell table:formula="of:=IF([.B20]=0;0;IF([.B20]=1;1;1/(1+EXP(-[.D20]+0.5))))" office:value-type="float" office:value="0.00159441022573264" calcext:value-type="float">
            <text:p>0.00159441022573264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71728913420206" calcext:value-type="float">
            <text:p>0.005717289134202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352819" calcext:value-type="float">
            <text:p>0.000352819</text:p>
          </table:table-cell>
          <table:table-cell table:formula="of:=IF([.B21]=0;0;IF([.B21]=1;1;LN([.B21]/(1-[.B21]))+0.5))" office:value-type="float" office:value="-7.44920249915121" calcext:value-type="float">
            <text:p>-7.44920249915121</text:p>
          </table:table-cell>
          <table:table-cell table:formula="of:=IF([.B21]=0;0;IF([.B21]=1;1;[.C21]+VLOOKUP([.$A21]; [.$G$2:.$H$42]; 2)))" office:value-type="float" office:value="-7.44398738937722" calcext:value-type="float">
            <text:p>-7.44398738937722</text:p>
          </table:table-cell>
          <table:table-cell table:formula="of:=IF([.B21]=0;0;IF([.B21]=1;1;1/(1+EXP(-[.D21]+0.5))))" office:value-type="float" office:value="0.000354663141759992" calcext:value-type="float">
            <text:p>0.000354663141759992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560843729001964" calcext:value-type="float">
            <text:p>0.005608437290019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24577" calcext:value-type="float">
            <text:p>0.000424577</text:p>
          </table:table-cell>
          <table:table-cell table:formula="of:=IF([.B22]=0;0;IF([.B22]=1;1;LN([.B22]/(1-[.B22]))+0.5))" office:value-type="float" office:value="-7.26399251163326" calcext:value-type="float">
            <text:p>-7.26399251163326</text:p>
          </table:table-cell>
          <table:table-cell table:formula="of:=IF([.B22]=0;0;IF([.B22]=1;1;[.C22]+VLOOKUP([.$A22]; [.$G$2:.$H$42]; 2)))" office:value-type="float" office:value="-7.25833718768225" calcext:value-type="float">
            <text:p>-7.25833718768225</text:p>
          </table:table-cell>
          <table:table-cell table:formula="of:=IF([.B22]=0;0;IF([.B22]=1;1;1/(1+EXP(-[.D22]+0.5))))" office:value-type="float" office:value="0.000426983894707106" calcext:value-type="float">
            <text:p>0.000426983894707106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74973021097768" calcext:value-type="float">
            <text:p>0.0057497302109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7896" calcext:value-type="float">
            <text:p>0.0277896</text:p>
          </table:table-cell>
          <table:table-cell table:formula="of:=IF([.B23]=0;0;IF([.B23]=1;1;LN([.B23]/(1-[.B23]))+0.5))" office:value-type="float" office:value="-3.05491039195747" calcext:value-type="float">
            <text:p>-3.05491039195747</text:p>
          </table:table-cell>
          <table:table-cell table:formula="of:=IF([.B23]=0;0;IF([.B23]=1;1;[.C23]+VLOOKUP([.$A23]; [.$G$2:.$H$42]; 2)))" office:value-type="float" office:value="-3.04930195466745" calcext:value-type="float">
            <text:p>-3.04930195466745</text:p>
          </table:table-cell>
          <table:table-cell table:formula="of:=IF([.B23]=0;0;IF([.B23]=1;1;1/(1+EXP(-[.D23]+0.5))))" office:value-type="float" office:value="0.0279415270061959" calcext:value-type="float">
            <text:p>0.0279415270061959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573461572290508" calcext:value-type="float">
            <text:p>0.005734615722905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13364" calcext:value-type="float">
            <text:p>0.0413364</text:p>
          </table:table-cell>
          <table:table-cell table:formula="of:=IF([.B24]=0;0;IF([.B24]=1;1;LN([.B24]/(1-[.B24]))+0.5))" office:value-type="float" office:value="-2.64379676354726" calcext:value-type="float">
            <text:p>-2.64379676354726</text:p>
          </table:table-cell>
          <table:table-cell table:formula="of:=IF([.B24]=0;0;IF([.B24]=1;1;[.C24]+VLOOKUP([.$A24]; [.$G$2:.$H$42]; 2)))" office:value-type="float" office:value="-2.63814143959625" calcext:value-type="float">
            <text:p>-2.63814143959625</text:p>
          </table:table-cell>
          <table:table-cell table:formula="of:=IF([.B24]=0;0;IF([.B24]=1;1;1/(1+EXP(-[.D24]+0.5))))" office:value-type="float" office:value="0.0415610897142761" calcext:value-type="float">
            <text:p>0.0415610897142761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0096098315349" calcext:value-type="float">
            <text:p>0.0058009609831534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184049" calcext:value-type="float">
            <text:p>0.000184049</text:p>
          </table:table-cell>
          <table:table-cell table:formula="of:=IF([.B25]=0;0;IF([.B25]=1;1;LN([.B25]/(1-[.B25]))+0.5))" office:value-type="float" office:value="-8.10012446552108" calcext:value-type="float">
            <text:p>-8.10012446552108</text:p>
          </table:table-cell>
          <table:table-cell table:formula="of:=IF([.B25]=0;0;IF([.B25]=1;1;[.C25]+VLOOKUP([.$A25]; [.$G$2:.$H$42]; 2)))" office:value-type="float" office:value="-8.09468994963891" calcext:value-type="float">
            <text:p>-8.09468994963891</text:p>
          </table:table-cell>
          <table:table-cell table:formula="of:=IF([.B25]=0;0;IF([.B25]=1;1;1/(1+EXP(-[.D25]+0.5))))" office:value-type="float" office:value="0.000185051754396051" calcext:value-type="float">
            <text:p>0.000185051754396051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65532395100611" calcext:value-type="float">
            <text:p>0.0056553239510061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3687" calcext:value-type="float">
            <text:p>0.553687</text:p>
          </table:table-cell>
          <table:table-cell table:formula="of:=IF([.B26]=0;0;IF([.B26]=1;1;LN([.B26]/(1-[.B26]))+0.5))" office:value-type="float" office:value="0.715579045535406" calcext:value-type="float">
            <text:p>0.715579045535406</text:p>
          </table:table-cell>
          <table:table-cell table:formula="of:=IF([.B26]=0;0;IF([.B26]=1;1;[.C26]+VLOOKUP([.$A26]; [.$G$2:.$H$42]; 2)))" office:value-type="float" office:value="0.71755680258489" calcext:value-type="float">
            <text:p>0.71755680258489</text:p>
          </table:table-cell>
          <table:table-cell table:formula="of:=IF([.B26]=0;0;IF([.B26]=1;1;1/(1+EXP(-[.D26]+0.5))))" office:value-type="float" office:value="0.554175686737182" calcext:value-type="float">
            <text:p>0.554175686737182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4444396089678" calcext:value-type="float">
            <text:p>0.0054444439608967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401909" calcext:value-type="float">
            <text:p>0.00401909</text:p>
          </table:table-cell>
          <table:table-cell table:formula="of:=IF([.B27]=0;0;IF([.B27]=1;1;LN([.B27]/(1-[.B27]))+0.5))" office:value-type="float" office:value="-5.01267258188766" calcext:value-type="float">
            <text:p>-5.01267258188766</text:p>
          </table:table-cell>
          <table:table-cell table:formula="of:=IF([.B27]=0;0;IF([.B27]=1;1;[.C27]+VLOOKUP([.$A27]; [.$G$2:.$H$42]; 2)))" office:value-type="float" office:value="-5.00771761471583" calcext:value-type="float">
            <text:p>-5.00771761471583</text:p>
          </table:table-cell>
          <table:table-cell table:formula="of:=IF([.B27]=0;0;IF([.B27]=1;1;1/(1+EXP(-[.D27]+0.5))))" office:value-type="float" office:value="0.00403897324477546" calcext:value-type="float">
            <text:p>0.00403897324477546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083481717579" calcext:value-type="float">
            <text:p>0.005270834817175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93567" calcext:value-type="float">
            <text:p>0.493567</text:p>
          </table:table-cell>
          <table:table-cell table:formula="of:=IF([.B28]=0;0;IF([.B28]=1;1;LN([.B28]/(1-[.B28]))+0.5))" office:value-type="float" office:value="0.474266580019046" calcext:value-type="float">
            <text:p>0.474266580019046</text:p>
          </table:table-cell>
          <table:table-cell table:formula="of:=IF([.B28]=0;0;IF([.B28]=1;1;[.C28]+VLOOKUP([.$A28]; [.$G$2:.$H$42]; 2)))" office:value-type="float" office:value="0.47790814995095" calcext:value-type="float">
            <text:p>0.47790814995095</text:p>
          </table:table-cell>
          <table:table-cell table:formula="of:=IF([.B28]=0;0;IF([.B28]=1;1;1/(1+EXP(-[.D28]+0.5))))" office:value-type="float" office:value="0.494477262100189" calcext:value-type="float">
            <text:p>0.494477262100189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736811658283" calcext:value-type="float">
            <text:p>0.00507368116582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802505" calcext:value-type="float">
            <text:p>0.00802505</text:p>
          </table:table-cell>
          <table:table-cell table:formula="of:=IF([.B29]=0;0;IF([.B29]=1;1;LN([.B29]/(1-[.B29]))+0.5))" office:value-type="float" office:value="-4.31712995542364" calcext:value-type="float">
            <text:p>-4.31712995542364</text:p>
          </table:table-cell>
          <table:table-cell table:formula="of:=IF([.B29]=0;0;IF([.B29]=1;1;[.C29]+VLOOKUP([.$A29]; [.$G$2:.$H$42]; 2)))" office:value-type="float" office:value="-4.31147463147263" calcext:value-type="float">
            <text:p>-4.31147463147263</text:p>
          </table:table-cell>
          <table:table-cell table:formula="of:=IF([.B29]=0;0;IF([.B29]=1;1;1/(1+EXP(-[.D29]+0.5))))" office:value-type="float" office:value="0.00807019553362697" calcext:value-type="float">
            <text:p>0.00807019553362697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95496717182924" calcext:value-type="float">
            <text:p>0.004954967171829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86558" calcext:value-type="float">
            <text:p>0.0086558</text:p>
          </table:table-cell>
          <table:table-cell table:formula="of:=IF([.B30]=0;0;IF([.B30]=1;1;LN([.B30]/(1-[.B30]))+0.5))" office:value-type="float" office:value="-4.24083218348295" calcext:value-type="float">
            <text:p>-4.24083218348295</text:p>
          </table:table-cell>
          <table:table-cell table:formula="of:=IF([.B30]=0;0;IF([.B30]=1;1;[.C30]+VLOOKUP([.$A30]; [.$G$2:.$H$42]; 2)))" office:value-type="float" office:value="-4.23538773952205" calcext:value-type="float">
            <text:p>-4.23538773952205</text:p>
          </table:table-cell>
          <table:table-cell table:formula="of:=IF([.B30]=0;0;IF([.B30]=1;1;1/(1+EXP(-[.D30]+0.5))))" office:value-type="float" office:value="0.00870264329925994" calcext:value-type="float">
            <text:p>0.00870264329925994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503800473836719" calcext:value-type="float">
            <text:p>0.005038004738367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960572" calcext:value-type="float">
            <text:p>0.000960572</text:p>
          </table:table-cell>
          <table:table-cell table:formula="of:=IF([.B31]=0;0;IF([.B31]=1;1;LN([.B31]/(1-[.B31]))+0.5))" office:value-type="float" office:value="-6.44702058396232" calcext:value-type="float">
            <text:p>-6.44702058396232</text:p>
          </table:table-cell>
          <table:table-cell table:formula="of:=IF([.B31]=0;0;IF([.B31]=1;1;[.C31]+VLOOKUP([.$A31]; [.$G$2:.$H$42]; 2)))" office:value-type="float" office:value="-6.44206561679049" calcext:value-type="float">
            <text:p>-6.44206561679049</text:p>
          </table:table-cell>
          <table:table-cell table:formula="of:=IF([.B31]=0;0;IF([.B31]=1;1;1/(1+EXP(-[.D31]+0.5))))" office:value-type="float" office:value="0.000965338808032849" calcext:value-type="float">
            <text:p>0.000965338808032849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518613160343708" calcext:value-type="float">
            <text:p>0.005186131603437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1072" calcext:value-type="float">
            <text:p>0.021072</text:p>
          </table:table-cell>
          <table:table-cell table:formula="of:=IF([.B32]=0;0;IF([.B32]=1;1;LN([.B32]/(1-[.B32]))+0.5))" office:value-type="float" office:value="-3.33851295039197" calcext:value-type="float">
            <text:p>-3.33851295039197</text:p>
          </table:table-cell>
          <table:table-cell table:formula="of:=IF([.B32]=0;0;IF([.B32]=1;1;[.C32]+VLOOKUP([.$A32]; [.$G$2:.$H$42]; 2)))" office:value-type="float" office:value="-3.33271198940881" calcext:value-type="float">
            <text:p>-3.33271198940881</text:p>
          </table:table-cell>
          <table:table-cell table:formula="of:=IF([.B32]=0;0;IF([.B32]=1;1;1/(1+EXP(-[.D32]+0.5))))" office:value-type="float" office:value="0.0211919950928515" calcext:value-type="float">
            <text:p>0.0211919950928515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521510977399353" calcext:value-type="float">
            <text:p>0.005215109773993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3]=0;0;IF([.B33]=1;1;LN([.B33]/(1-[.B33]))+0.5))" office:value-type="float" office:value="1" calcext:value-type="float">
            <text:p>1</text:p>
          </table:table-cell>
          <table:table-cell table:formula="of:=IF([.B33]=0;0;IF([.B33]=1;1;[.C33]+VLOOKUP([.$A33]; [.$G$2:.$H$42]; 2)))" office:value-type="float" office:value="1" calcext:value-type="float">
            <text:p>1</text:p>
          </table:table-cell>
          <table:table-cell table:formula="of:=IF([.B33]=0;0;IF([.B33]=1;1;1/(1+EXP(-[.D33]+0.5))))" office:value-type="float" office:value="1" calcext:value-type="float">
            <text:p>1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520150782838413" calcext:value-type="float">
            <text:p>0.005201507828384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5489" calcext:value-type="float">
            <text:p>0.045489</text:p>
          </table:table-cell>
          <table:table-cell table:formula="of:=IF([.B34]=0;0;IF([.B34]=1;1;LN([.B34]/(1-[.B34]))+0.5))" office:value-type="float" office:value="-2.54372862897079" calcext:value-type="float">
            <text:p>-2.54372862897079</text:p>
          </table:table-cell>
          <table:table-cell table:formula="of:=IF([.B34]=0;0;IF([.B34]=1;1;[.C34]+VLOOKUP([.$A34]; [.$G$2:.$H$42]; 2)))" office:value-type="float" office:value="-2.53799401324788" calcext:value-type="float">
            <text:p>-2.53799401324788</text:p>
          </table:table-cell>
          <table:table-cell table:formula="of:=IF([.B34]=0;0;IF([.B34]=1;1;1/(1+EXP(-[.D34]+0.5))))" office:value-type="float" office:value="0.0457386455896561" calcext:value-type="float">
            <text:p>0.0457386455896561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528925560086866" calcext:value-type="float">
            <text:p>0.005289255600868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43187" calcext:value-type="float">
            <text:p>0.00243187</text:p>
          </table:table-cell>
          <table:table-cell table:formula="of:=IF([.B35]=0;0;IF([.B35]=1;1;LN([.B35]/(1-[.B35]))+0.5))" office:value-type="float" office:value="-5.51665993845567" calcext:value-type="float">
            <text:p>-5.51665993845567</text:p>
          </table:table-cell>
          <table:table-cell table:formula="of:=IF([.B35]=0;0;IF([.B35]=1;1;[.C35]+VLOOKUP([.$A35]; [.$G$2:.$H$42]; 2)))" office:value-type="float" office:value="-5.51158625728984" calcext:value-type="float">
            <text:p>-5.51158625728984</text:p>
          </table:table-cell>
          <table:table-cell table:formula="of:=IF([.B35]=0;0;IF([.B35]=1;1;1/(1+EXP(-[.D35]+0.5))))" office:value-type="float" office:value="0.00244420965231517" calcext:value-type="float">
            <text:p>0.00244420965231517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543451588216564" calcext:value-type="float">
            <text:p>0.005434515882165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152591" calcext:value-type="float">
            <text:p>0.000152591</text:p>
          </table:table-cell>
          <table:table-cell table:formula="of:=IF([.B36]=0;0;IF([.B36]=1;1;LN([.B36]/(1-[.B36]))+0.5))" office:value-type="float" office:value="-8.28759681592951" calcext:value-type="float">
            <text:p>-8.28759681592951</text:p>
          </table:table-cell>
          <table:table-cell table:formula="of:=IF([.B36]=0;0;IF([.B36]=1;1;[.C36]+VLOOKUP([.$A36]; [.$G$2:.$H$42]; 2)))" office:value-type="float" office:value="-8.28230756032864" calcext:value-type="float">
            <text:p>-8.28230756032864</text:p>
          </table:table-cell>
          <table:table-cell table:formula="of:=IF([.B36]=0;0;IF([.B36]=1;1;1/(1+EXP(-[.D36]+0.5))))" office:value-type="float" office:value="0.000153400106893542" calcext:value-type="float">
            <text:p>0.000153400106893542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536662204779681" calcext:value-type="float">
            <text:p>0.005366622047796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7]=0;0;IF([.B37]=1;1;LN([.B37]/(1-[.B37]))+0.5))" office:value-type="float" office:value="1" calcext:value-type="float">
            <text:p>1</text:p>
          </table:table-cell>
          <table:table-cell table:formula="of:=IF([.B37]=0;0;IF([.B37]=1;1;[.C37]+VLOOKUP([.$A37]; [.$G$2:.$H$42]; 2)))" office:value-type="float" office:value="1" calcext:value-type="float">
            <text:p>1</text:p>
          </table:table-cell>
          <table:table-cell table:formula="of:=IF([.B37]=0;0;IF([.B37]=1;1;1/(1+EXP(-[.D37]+0.5))))" office:value-type="float" office:value="1" calcext:value-type="float">
            <text:p>1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532115667065492" calcext:value-type="float">
            <text:p>0.0053211566706549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13569" calcext:value-type="float">
            <text:p>0.213569</text:p>
          </table:table-cell>
          <table:table-cell table:formula="of:=IF([.B38]=0;0;IF([.B38]=1;1;LN([.B38]/(1-[.B38]))+0.5))" office:value-type="float" office:value="-0.803545022731062" calcext:value-type="float">
            <text:p>-0.803545022731062</text:p>
          </table:table-cell>
          <table:table-cell table:formula="of:=IF([.B38]=0;0;IF([.B38]=1;1;[.C38]+VLOOKUP([.$A38]; [.$G$2:.$H$42]; 2)))" office:value-type="float" office:value="-0.798522057150021" calcext:value-type="float">
            <text:p>-0.798522057150021</text:p>
          </table:table-cell>
          <table:table-cell table:formula="of:=IF([.B38]=0;0;IF([.B38]=1;1;1/(1+EXP(-[.D38]+0.5))))" office:value-type="float" office:value="0.214413857395708" calcext:value-type="float">
            <text:p>0.214413857395708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542872877464048" calcext:value-type="float">
            <text:p>0.005428728774640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9]=0;0;IF([.B39]=1;1;LN([.B39]/(1-[.B39]))+0.5))" office:value-type="float" office:value="1" calcext:value-type="float">
            <text:p>1</text:p>
          </table:table-cell>
          <table:table-cell table:formula="of:=IF([.B39]=0;0;IF([.B39]=1;1;[.C39]+VLOOKUP([.$A39]; [.$G$2:.$H$42]; 2)))" office:value-type="float" office:value="1" calcext:value-type="float">
            <text:p>1</text:p>
          </table:table-cell>
          <table:table-cell table:formula="of:=IF([.B39]=0;0;IF([.B39]=1;1;1/(1+EXP(-[.D39]+0.5))))" office:value-type="float" office:value="1" calcext:value-type="float">
            <text:p>1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553202038797939" calcext:value-type="float">
            <text:p>0.0055320203879793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403345" calcext:value-type="float">
            <text:p>0.000403345</text:p>
          </table:table-cell>
          <table:table-cell table:formula="of:=IF([.B40]=0;0;IF([.B40]=1;1;LN([.B40]/(1-[.B40]))+0.5))" office:value-type="float" office:value="-7.31531485647463" calcext:value-type="float">
            <text:p>-7.31531485647463</text:p>
          </table:table-cell>
          <table:table-cell table:formula="of:=IF([.B40]=0;0;IF([.B40]=1;1;[.C40]+VLOOKUP([.$A40]; [.$G$2:.$H$42]; 2)))" office:value-type="float" office:value="-7.31002560087376" calcext:value-type="float">
            <text:p>-7.31002560087376</text:p>
          </table:table-cell>
          <table:table-cell table:formula="of:=IF([.B40]=0;0;IF([.B40]=1;1;1/(1+EXP(-[.D40]+0.5))))" office:value-type="float" office:value="0.000405483179448591" calcext:value-type="float">
            <text:p>0.00040548317944859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55665039905822" calcext:value-type="float">
            <text:p>0.005566503990582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48255" calcext:value-type="float">
            <text:p>0.0948255</text:p>
          </table:table-cell>
          <table:table-cell table:formula="of:=IF([.B41]=0;0;IF([.B41]=1;1;LN([.B41]/(1-[.B41]))+0.5))" office:value-type="float" office:value="-1.75608938236041" calcext:value-type="float">
            <text:p>-1.75608938236041</text:p>
          </table:table-cell>
          <table:table-cell table:formula="of:=IF([.B41]=0;0;IF([.B41]=1;1;[.C41]+VLOOKUP([.$A41]; [.$G$2:.$H$42]; 2)))" office:value-type="float" office:value="-1.75035833124547" calcext:value-type="float">
            <text:p>-1.75035833124547</text:p>
          </table:table-cell>
          <table:table-cell table:formula="of:=IF([.B41]=0;0;IF([.B41]=1;1;1/(1+EXP(-[.D41]+0.5))))" office:value-type="float" office:value="0.0953185604638865" calcext:value-type="float">
            <text:p>0.0953185604638865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573804501465853" calcext:value-type="float">
            <text:p>0.005738045014658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2]=0;0;IF([.B42]=1;1;LN([.B42]/(1-[.B42]))+0.5))" office:value-type="float" office:value="1" calcext:value-type="float">
            <text:p>1</text:p>
          </table:table-cell>
          <table:table-cell table:formula="of:=IF([.B42]=0;0;IF([.B42]=1;1;[.C42]+VLOOKUP([.$A42]; [.$G$2:.$H$42]; 2)))" office:value-type="float" office:value="1" calcext:value-type="float">
            <text:p>1</text:p>
          </table:table-cell>
          <table:table-cell table:formula="of:=IF([.B42]=0;0;IF([.B42]=1;1;1/(1+EXP(-[.D42]+0.5))))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579593655345328" calcext:value-type="float">
            <text:p>0.00579593655345328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1558" calcext:value-type="float">
            <text:p>0.0021558</text:p>
          </table:table-cell>
          <table:table-cell table:formula="of:=IF([.B43]=0;0;IF([.B43]=1;1;LN([.B43]/(1-[.B43]))+0.5))" office:value-type="float" office:value="-5.63743526753484" calcext:value-type="float">
            <text:p>-5.63743526753484</text:p>
          </table:table-cell>
          <table:table-cell table:formula="of:=IF([.B43]=0;0;IF([.B43]=1;1;[.C43]+VLOOKUP([.$A43]; [.$G$2:.$H$42]; 2)))" office:value-type="float" office:value="-5.63216443271767" calcext:value-type="float">
            <text:p>-5.63216443271767</text:p>
          </table:table-cell>
          <table:table-cell table:formula="of:=IF([.B43]=0;0;IF([.B43]=1;1;1/(1+EXP(-[.D43]+0.5))))" office:value-type="float" office:value="0.00216716817402276" calcext:value-type="float">
            <text:p>0.00216716817402276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14661" calcext:value-type="float">
            <text:p>0.0314661</text:p>
          </table:table-cell>
          <table:table-cell table:formula="of:=IF([.B44]=0;0;IF([.B44]=1;1;LN([.B44]/(1-[.B44]))+0.5))" office:value-type="float" office:value="-2.92687270896917" calcext:value-type="float">
            <text:p>-2.92687270896917</text:p>
          </table:table-cell>
          <table:table-cell table:formula="of:=IF([.B44]=0;0;IF([.B44]=1;1;[.C44]+VLOOKUP([.$A44]; [.$G$2:.$H$42]; 2)))" office:value-type="float" office:value="-2.92113809324627" calcext:value-type="float">
            <text:p>-2.92113809324627</text:p>
          </table:table-cell>
          <table:table-cell table:formula="of:=IF([.B44]=0;0;IF([.B44]=1;1;1/(1+EXP(-[.D44]+0.5))))" office:value-type="float" office:value="0.0316413384213705" calcext:value-type="float">
            <text:p>0.031641338421370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61773" calcext:value-type="float">
            <text:p>0.161773</text:p>
          </table:table-cell>
          <table:table-cell table:formula="of:=IF([.B45]=0;0;IF([.B45]=1;1;LN([.B45]/(1-[.B45]))+0.5))" office:value-type="float" office:value="-1.14509482883751" calcext:value-type="float">
            <text:p>-1.14509482883751</text:p>
          </table:table-cell>
          <table:table-cell table:formula="of:=IF([.B45]=0;0;IF([.B45]=1;1;[.C45]+VLOOKUP([.$A45]; [.$G$2:.$H$42]; 2)))" office:value-type="float" office:value="-1.13936377772258" calcext:value-type="float">
            <text:p>-1.13936377772258</text:p>
          </table:table-cell>
          <table:table-cell table:formula="of:=IF([.B45]=0;0;IF([.B45]=1;1;1/(1+EXP(-[.D45]+0.5))))" office:value-type="float" office:value="0.162551652043539" calcext:value-type="float">
            <text:p>0.162551652043539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6941" calcext:value-type="float">
            <text:p>0.00286941</text:p>
          </table:table-cell>
          <table:table-cell table:formula="of:=IF([.B46]=0;0;IF([.B46]=1;1;LN([.B46]/(1-[.B46]))+0.5))" office:value-type="float" office:value="-5.35077531060795" calcext:value-type="float">
            <text:p>-5.35077531060795</text:p>
          </table:table-cell>
          <table:table-cell table:formula="of:=IF([.B46]=0;0;IF([.B46]=1;1;[.C46]+VLOOKUP([.$A46]; [.$G$2:.$H$42]; 2)))" office:value-type="float" office:value="-5.34570162944212" calcext:value-type="float">
            <text:p>-5.34570162944212</text:p>
          </table:table-cell>
          <table:table-cell table:formula="of:=IF([.B46]=0;0;IF([.B46]=1;1;1/(1+EXP(-[.D46]+0.5))))" office:value-type="float" office:value="0.00288396337374497" calcext:value-type="float">
            <text:p>0.00288396337374497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21932" calcext:value-type="float">
            <text:p>0.321932</text:p>
          </table:table-cell>
          <table:table-cell table:formula="of:=IF([.B47]=0;0;IF([.B47]=1;1;LN([.B47]/(1-[.B47]))+0.5))" office:value-type="float" office:value="-0.244907234777918" calcext:value-type="float">
            <text:p>-0.244907234777918</text:p>
          </table:table-cell>
          <table:table-cell table:formula="of:=IF([.B47]=0;0;IF([.B47]=1;1;[.C47]+VLOOKUP([.$A47]; [.$G$2:.$H$42]; 2)))" office:value-type="float" office:value="-0.239884269196877" calcext:value-type="float">
            <text:p>-0.239884269196877</text:p>
          </table:table-cell>
          <table:table-cell table:formula="of:=IF([.B47]=0;0;IF([.B47]=1;1;1/(1+EXP(-[.D47]+0.5))))" office:value-type="float" office:value="0.32302945142006" calcext:value-type="float">
            <text:p>0.32302945142006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123272" calcext:value-type="float">
            <text:p>0.00123272</text:p>
          </table:table-cell>
          <table:table-cell table:formula="of:=IF([.B48]=0;0;IF([.B48]=1;1;LN([.B48]/(1-[.B48]))+0.5))" office:value-type="float" office:value="-6.19729868856639" calcext:value-type="float">
            <text:p>-6.19729868856639</text:p>
          </table:table-cell>
          <table:table-cell table:formula="of:=IF([.B48]=0;0;IF([.B48]=1;1;[.C48]+VLOOKUP([.$A48]; [.$G$2:.$H$42]; 2)))" office:value-type="float" office:value="-6.19208357879239" calcext:value-type="float">
            <text:p>-6.19208357879239</text:p>
          </table:table-cell>
          <table:table-cell table:formula="of:=IF([.B48]=0;0;IF([.B48]=1;1;1/(1+EXP(-[.D48]+0.5))))" office:value-type="float" office:value="0.0012391575756027" calcext:value-type="float">
            <text:p>0.001239157575602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02991" calcext:value-type="float">
            <text:p>0.000502991</text:p>
          </table:table-cell>
          <table:table-cell table:formula="of:=IF([.B49]=0;0;IF([.B49]=1;1;LN([.B49]/(1-[.B49]))+0.5))" office:value-type="float" office:value="-7.09443516312634" calcext:value-type="float">
            <text:p>-7.09443516312634</text:p>
          </table:table-cell>
          <table:table-cell table:formula="of:=IF([.B49]=0;0;IF([.B49]=1;1;[.C49]+VLOOKUP([.$A49]; [.$G$2:.$H$42]; 2)))" office:value-type="float" office:value="-7.08939715838797" calcext:value-type="float">
            <text:p>-7.08939715838797</text:p>
          </table:table-cell>
          <table:table-cell table:formula="of:=IF([.B49]=0;0;IF([.B49]=1;1;1/(1+EXP(-[.D49]+0.5))))" office:value-type="float" office:value="0.000505530180823794" calcext:value-type="float">
            <text:p>0.000505530180823794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4192" calcext:value-type="float">
            <text:p>0.04192</text:p>
          </table:table-cell>
          <table:table-cell table:formula="of:=IF([.B50]=0;0;IF([.B50]=1;1;LN([.B50]/(1-[.B50]))+0.5))" office:value-type="float" office:value="-2.62916824177842" calcext:value-type="float">
            <text:p>-2.62916824177842</text:p>
          </table:table-cell>
          <table:table-cell table:formula="of:=IF([.B50]=0;0;IF([.B50]=1;1;[.C50]+VLOOKUP([.$A50]; [.$G$2:.$H$42]; 2)))" office:value-type="float" office:value="-2.62345095264422" calcext:value-type="float">
            <text:p>-2.62345095264422</text:p>
          </table:table-cell>
          <table:table-cell table:formula="of:=IF([.B50]=0;0;IF([.B50]=1;1;1/(1+EXP(-[.D50]+0.5))))" office:value-type="float" office:value="0.0421502241704792" calcext:value-type="float">
            <text:p>0.042150224170479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52961" calcext:value-type="float">
            <text:p>0.0252961</text:p>
          </table:table-cell>
          <table:table-cell table:formula="of:=IF([.B51]=0;0;IF([.B51]=1;1;LN([.B51]/(1-[.B51]))+0.5))" office:value-type="float" office:value="-3.15148349891282" calcext:value-type="float">
            <text:p>-3.15148349891282</text:p>
          </table:table-cell>
          <table:table-cell table:formula="of:=IF([.B51]=0;0;IF([.B51]=1;1;[.C51]+VLOOKUP([.$A51]; [.$G$2:.$H$42]; 2)))" office:value-type="float" office:value="-3.1458750616228" calcext:value-type="float">
            <text:p>-3.1458750616228</text:p>
          </table:table-cell>
          <table:table-cell table:formula="of:=IF([.B51]=0;0;IF([.B51]=1;1;1/(1+EXP(-[.D51]+0.5))))" office:value-type="float" office:value="0.0254347515677486" calcext:value-type="float">
            <text:p>0.0254347515677486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84652" calcext:value-type="float">
            <text:p>0.00184652</text:p>
          </table:table-cell>
          <table:table-cell table:formula="of:=IF([.B52]=0;0;IF([.B52]=1;1;LN([.B52]/(1-[.B52]))+0.5))" office:value-type="float" office:value="-5.79260426550823" calcext:value-type="float">
            <text:p>-5.79260426550823</text:p>
          </table:table-cell>
          <table:table-cell table:formula="of:=IF([.B52]=0;0;IF([.B52]=1;1;[.C52]+VLOOKUP([.$A52]; [.$G$2:.$H$42]; 2)))" office:value-type="float" office:value="-5.78733343069105" calcext:value-type="float">
            <text:p>-5.78733343069105</text:p>
          </table:table-cell>
          <table:table-cell table:formula="of:=IF([.B52]=0;0;IF([.B52]=1;1;1/(1+EXP(-[.D52]+0.5))))" office:value-type="float" office:value="0.00185626028263893" calcext:value-type="float">
            <text:p>0.00185626028263893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31714" calcext:value-type="float">
            <text:p>0.000531714</text:p>
          </table:table-cell>
          <table:table-cell table:formula="of:=IF([.B53]=0;0;IF([.B53]=1;1;LN([.B53]/(1-[.B53]))+0.5))" office:value-type="float" office:value="-7.03887295175303" calcext:value-type="float">
            <text:p>-7.03887295175303</text:p>
          </table:table-cell>
          <table:table-cell table:formula="of:=IF([.B53]=0;0;IF([.B53]=1;1;[.C53]+VLOOKUP([.$A53]; [.$G$2:.$H$42]; 2)))" office:value-type="float" office:value="-7.0336868201496" calcext:value-type="float">
            <text:p>-7.0336868201496</text:p>
          </table:table-cell>
          <table:table-cell table:formula="of:=IF([.B53]=0;0;IF([.B53]=1;1;1/(1+EXP(-[.D53]+0.5))))" office:value-type="float" office:value="0.000534477223965992" calcext:value-type="float">
            <text:p>0.00053447722396599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6337" calcext:value-type="float">
            <text:p>0.0136337</text:p>
          </table:table-cell>
          <table:table-cell table:formula="of:=IF([.B54]=0;0;IF([.B54]=1;1;LN([.B54]/(1-[.B54]))+0.5))" office:value-type="float" office:value="-3.78148311774291" calcext:value-type="float">
            <text:p>-3.78148311774291</text:p>
          </table:table-cell>
          <table:table-cell table:formula="of:=IF([.B54]=0;0;IF([.B54]=1;1;[.C54]+VLOOKUP([.$A54]; [.$G$2:.$H$42]; 2)))" office:value-type="float" office:value="-3.77587468045289" calcext:value-type="float">
            <text:p>-3.77587468045289</text:p>
          </table:table-cell>
          <table:table-cell table:formula="of:=IF([.B54]=0;0;IF([.B54]=1;1;1/(1+EXP(-[.D54]+0.5))))" office:value-type="float" office:value="0.0137093273623046" calcext:value-type="float">
            <text:p>0.0137093273623046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2" office:value-type="float" office:value="0.000017741" calcext:value-type="float">
            <text:p>1.77E-05</text:p>
          </table:table-cell>
          <table:table-cell table:formula="of:=IF([.B55]=0;0;IF([.B55]=1;1;LN([.B55]/(1-[.B55]))+0.5))" office:value-type="float" office:value="-10.4396144717284" calcext:value-type="float">
            <text:p>-10.4396144717284</text:p>
          </table:table-cell>
          <table:table-cell table:formula="of:=IF([.B55]=0;0;IF([.B55]=1;1;[.C55]+VLOOKUP([.$A55]; [.$G$2:.$H$42]; 2)))" office:value-type="float" office:value="-10.4342478496806" calcext:value-type="float">
            <text:p>-10.4342478496806</text:p>
          </table:table-cell>
          <table:table-cell table:formula="of:=IF([.B55]=0;0;IF([.B55]=1;1;1/(1+EXP(-[.D55]+0.5))))" office:value-type="float" office:value="0.000017836463472625" calcext:value-type="float">
            <text:p>1.7836463472625E-0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68358" calcext:value-type="float">
            <text:p>0.0368358</text:p>
          </table:table-cell>
          <table:table-cell table:formula="of:=IF([.B56]=0;0;IF([.B56]=1;1;LN([.B56]/(1-[.B56]))+0.5))" office:value-type="float" office:value="-2.76375370771652" calcext:value-type="float">
            <text:p>-2.76375370771652</text:p>
          </table:table-cell>
          <table:table-cell table:formula="of:=IF([.B56]=0;0;IF([.B56]=1;1;[.C56]+VLOOKUP([.$A56]; [.$G$2:.$H$42]; 2)))" office:value-type="float" office:value="-2.75800397750554" calcext:value-type="float">
            <text:p>-2.75800397750554</text:p>
          </table:table-cell>
          <table:table-cell table:formula="of:=IF([.B56]=0;0;IF([.B56]=1;1;1/(1+EXP(-[.D56]+0.5))))" office:value-type="float" office:value="0.0370403383766033" calcext:value-type="float">
            <text:p>0.0370403383766033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1429" calcext:value-type="float">
            <text:p>0.0331429</text:p>
          </table:table-cell>
          <table:table-cell table:formula="of:=IF([.B57]=0;0;IF([.B57]=1;1;LN([.B57]/(1-[.B57]))+0.5))" office:value-type="float" office:value="-2.87322219219089" calcext:value-type="float">
            <text:p>-2.87322219219089</text:p>
          </table:table-cell>
          <table:table-cell table:formula="of:=IF([.B57]=0;0;IF([.B57]=1;1;[.C57]+VLOOKUP([.$A57]; [.$G$2:.$H$42]; 2)))" office:value-type="float" office:value="-2.86748757646799" calcext:value-type="float">
            <text:p>-2.86748757646799</text:p>
          </table:table-cell>
          <table:table-cell table:formula="of:=IF([.B57]=0;0;IF([.B57]=1;1;1/(1+EXP(-[.D57]+0.5))))" office:value-type="float" office:value="0.0333271553884275" calcext:value-type="float">
            <text:p>0.03332715538842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8]=0;0;IF([.B58]=1;1;LN([.B58]/(1-[.B58]))+0.5))" office:value-type="float" office:value="1" calcext:value-type="float">
            <text:p>1</text:p>
          </table:table-cell>
          <table:table-cell table:formula="of:=IF([.B58]=0;0;IF([.B58]=1;1;[.C58]+VLOOKUP([.$A58]; [.$G$2:.$H$42]; 2)))" office:value-type="float" office:value="1" calcext:value-type="float">
            <text:p>1</text:p>
          </table:table-cell>
          <table:table-cell table:formula="of:=IF([.B58]=0;0;IF([.B58]=1;1;1/(1+EXP(-[.D5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71132" calcext:value-type="float">
            <text:p>0.00471132</text:p>
          </table:table-cell>
          <table:table-cell table:formula="of:=IF([.B59]=0;0;IF([.B59]=1;1;LN([.B59]/(1-[.B59]))+0.5))" office:value-type="float" office:value="-4.85306470219074" calcext:value-type="float">
            <text:p>-4.85306470219074</text:p>
          </table:table-cell>
          <table:table-cell table:formula="of:=IF([.B59]=0;0;IF([.B59]=1;1;[.C59]+VLOOKUP([.$A59]; [.$G$2:.$H$42]; 2)))" office:value-type="float" office:value="-4.84745626490072" calcext:value-type="float">
            <text:p>-4.84745626490072</text:p>
          </table:table-cell>
          <table:table-cell table:formula="of:=IF([.B59]=0;0;IF([.B59]=1;1;1/(1+EXP(-[.D59]+0.5))))" office:value-type="float" office:value="0.00473769184134828" calcext:value-type="float">
            <text:p>0.00473769184134828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2448" calcext:value-type="float">
            <text:p>0.0112448</text:p>
          </table:table-cell>
          <table:table-cell table:formula="of:=IF([.B60]=0;0;IF([.B60]=1;1;LN([.B60]/(1-[.B60]))+0.5))" office:value-type="float" office:value="-3.97654097866306" calcext:value-type="float">
            <text:p>-3.97654097866306</text:p>
          </table:table-cell>
          <table:table-cell table:formula="of:=IF([.B60]=0;0;IF([.B60]=1;1;[.C60]+VLOOKUP([.$A60]; [.$G$2:.$H$42]; 2)))" office:value-type="float" office:value="-3.97074001767991" calcext:value-type="float">
            <text:p>-3.97074001767991</text:p>
          </table:table-cell>
          <table:table-cell table:formula="of:=IF([.B60]=0;0;IF([.B60]=1;1;1/(1+EXP(-[.D60]+0.5))))" office:value-type="float" office:value="0.0113094803440494" calcext:value-type="float">
            <text:p>0.0113094803440494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549453" calcext:value-type="float">
            <text:p>0.0549453</text:p>
          </table:table-cell>
          <table:table-cell table:formula="of:=IF([.B61]=0;0;IF([.B61]=1;1;LN([.B61]/(1-[.B61]))+0.5))" office:value-type="float" office:value="-2.34490466452699" calcext:value-type="float">
            <text:p>-2.34490466452699</text:p>
          </table:table-cell>
          <table:table-cell table:formula="of:=IF([.B61]=0;0;IF([.B61]=1;1;[.C61]+VLOOKUP([.$A61]; [.$G$2:.$H$42]; 2)))" office:value-type="float" office:value="-2.3392585854027" calcext:value-type="float">
            <text:p>-2.3392585854027</text:p>
          </table:table-cell>
          <table:table-cell table:formula="of:=IF([.B61]=0;0;IF([.B61]=1;1;1/(1+EXP(-[.D61]+0.5))))" office:value-type="float" office:value="0.0552392178576468" calcext:value-type="float">
            <text:p>0.05523921785764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89833" calcext:value-type="float">
            <text:p>0.289833</text:p>
          </table:table-cell>
          <table:table-cell table:formula="of:=IF([.B63]=0;0;IF([.B63]=1;1;LN([.B63]/(1-[.B63]))+0.5))" office:value-type="float" office:value="-0.396195258605823" calcext:value-type="float">
            <text:p>-0.396195258605823</text:p>
          </table:table-cell>
          <table:table-cell table:formula="of:=IF([.B63]=0;0;IF([.B63]=1;1;[.C63]+VLOOKUP([.$A63]; [.$G$2:.$H$42]; 2)))" office:value-type="float" office:value="-0.392065035521046" calcext:value-type="float">
            <text:p>-0.392065035521046</text:p>
          </table:table-cell>
          <table:table-cell table:formula="of:=IF([.B63]=0;0;IF([.B63]=1;1;1/(1+EXP(-[.D63]+0.5))))" office:value-type="float" office:value="0.290683860492615" calcext:value-type="float">
            <text:p>0.29068386049261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23779" calcext:value-type="float">
            <text:p>0.00323779</text:p>
          </table:table-cell>
          <table:table-cell table:formula="of:=IF([.B64]=0;0;IF([.B64]=1;1;LN([.B64]/(1-[.B64]))+0.5))" office:value-type="float" office:value="-5.22962123769472" calcext:value-type="float">
            <text:p>-5.22962123769472</text:p>
          </table:table-cell>
          <table:table-cell table:formula="of:=IF([.B64]=0;0;IF([.B64]=1;1;[.C64]+VLOOKUP([.$A64]; [.$G$2:.$H$42]; 2)))" office:value-type="float" office:value="-5.22382027671157" calcext:value-type="float">
            <text:p>-5.22382027671157</text:p>
          </table:table-cell>
          <table:table-cell table:formula="of:=IF([.B64]=0;0;IF([.B64]=1;1;1/(1+EXP(-[.D64]+0.5))))" office:value-type="float" office:value="0.00325656553310813" calcext:value-type="float">
            <text:p>0.00325656553310813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10919" calcext:value-type="float">
            <text:p>0.010919</text:p>
          </table:table-cell>
          <table:table-cell table:formula="of:=IF([.B65]=0;0;IF([.B65]=1;1;LN([.B65]/(1-[.B65]))+0.5))" office:value-type="float" office:value="-4.0062718381471" calcext:value-type="float">
            <text:p>-4.0062718381471</text:p>
          </table:table-cell>
          <table:table-cell table:formula="of:=IF([.B65]=0;0;IF([.B65]=1;1;[.C65]+VLOOKUP([.$A65]; [.$G$2:.$H$42]; 2)))" office:value-type="float" office:value="-4.00100100332992" calcext:value-type="float">
            <text:p>-4.00100100332992</text:p>
          </table:table-cell>
          <table:table-cell table:formula="of:=IF([.B65]=0;0;IF([.B65]=1;1;1/(1+EXP(-[.D65]+0.5))))" office:value-type="float" office:value="0.0109760708211563" calcext:value-type="float">
            <text:p>0.0109760708211563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775809" calcext:value-type="float">
            <text:p>0.00775809</text:p>
          </table:table-cell>
          <table:table-cell table:formula="of:=IF([.B66]=0;0;IF([.B66]=1;1;LN([.B66]/(1-[.B66]))+0.5))" office:value-type="float" office:value="-4.35123076856418" calcext:value-type="float">
            <text:p>-4.35123076856418</text:p>
          </table:table-cell>
          <table:table-cell table:formula="of:=IF([.B66]=0;0;IF([.B66]=1;1;[.C66]+VLOOKUP([.$A66]; [.$G$2:.$H$42]; 2)))" office:value-type="float" office:value="-4.34557544461317" calcext:value-type="float">
            <text:p>-4.34557544461317</text:p>
          </table:table-cell>
          <table:table-cell table:formula="of:=IF([.B66]=0;0;IF([.B66]=1;1;1/(1+EXP(-[.D66]+0.5))))" office:value-type="float" office:value="0.00780174554117327" calcext:value-type="float">
            <text:p>0.00780174554117327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25171" calcext:value-type="float">
            <text:p>0.125171</text:p>
          </table:table-cell>
          <table:table-cell table:formula="of:=IF([.B67]=0;0;IF([.B67]=1;1;LN([.B67]/(1-[.B67]))+0.5))" office:value-type="float" office:value="-1.44434763624474" calcext:value-type="float">
            <text:p>-1.44434763624474</text:p>
          </table:table-cell>
          <table:table-cell table:formula="of:=IF([.B67]=0;0;IF([.B67]=1;1;[.C67]+VLOOKUP([.$A67]; [.$G$2:.$H$42]; 2)))" office:value-type="float" office:value="-1.43870155712044" calcext:value-type="float">
            <text:p>-1.43870155712044</text:p>
          </table:table-cell>
          <table:table-cell table:formula="of:=IF([.B67]=0;0;IF([.B67]=1;1;1/(1+EXP(-[.D67]+0.5))))" office:value-type="float" office:value="0.125790573414875" calcext:value-type="float">
            <text:p>0.12579057341487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16213" calcext:value-type="float">
            <text:p>0.0216213</text:p>
          </table:table-cell>
          <table:table-cell table:formula="of:=IF([.B68]=0;0;IF([.B68]=1;1;LN([.B68]/(1-[.B68]))+0.5))" office:value-type="float" office:value="-3.3122178739858" calcext:value-type="float">
            <text:p>-3.3122178739858</text:p>
          </table:table-cell>
          <table:table-cell table:formula="of:=IF([.B68]=0;0;IF([.B68]=1;1;[.C68]+VLOOKUP([.$A68]; [.$G$2:.$H$42]; 2)))" office:value-type="float" office:value="-3.30646814377482" calcext:value-type="float">
            <text:p>-3.30646814377482</text:p>
          </table:table-cell>
          <table:table-cell table:formula="of:=IF([.B68]=0;0;IF([.B68]=1;1;1/(1+EXP(-[.D68]+0.5))))" office:value-type="float" office:value="0.021743263885978" calcext:value-type="float">
            <text:p>0.0217432638859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=0;0;IF([.B69]=1;1;LN([.B69]/(1-[.B69]))+0.5))" office:value-type="float" office:value="1" calcext:value-type="float">
            <text:p>1</text:p>
          </table:table-cell>
          <table:table-cell table:formula="of:=IF([.B69]=0;0;IF([.B69]=1;1;[.C69]+VLOOKUP([.$A69]; [.$G$2:.$H$42]; 2)))" office:value-type="float" office:value="1" calcext:value-type="float">
            <text:p>1</text:p>
          </table:table-cell>
          <table:table-cell table:formula="of:=IF([.B69]=0;0;IF([.B69]=1;1;1/(1+EXP(-[.D6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5721" calcext:value-type="float">
            <text:p>0.0025721</text:p>
          </table:table-cell>
          <table:table-cell table:formula="of:=IF([.B70]=0;0;IF([.B70]=1;1;LN([.B70]/(1-[.B70]))+0.5))" office:value-type="float" office:value="-5.4604571795815" calcext:value-type="float">
            <text:p>-5.4604571795815</text:p>
          </table:table-cell>
          <table:table-cell table:formula="of:=IF([.B70]=0;0;IF([.B70]=1;1;[.C70]+VLOOKUP([.$A70]; [.$G$2:.$H$42]; 2)))" office:value-type="float" office:value="-5.45538349841567" calcext:value-type="float">
            <text:p>-5.45538349841567</text:p>
          </table:table-cell>
          <table:table-cell table:formula="of:=IF([.B70]=0;0;IF([.B70]=1;1;1/(1+EXP(-[.D70]+0.5))))" office:value-type="float" office:value="0.00258514935522855" calcext:value-type="float">
            <text:p>0.00258514935522855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99789" calcext:value-type="float">
            <text:p>0.599789</text:p>
          </table:table-cell>
          <table:table-cell table:formula="of:=IF([.B71]=0;0;IF([.B71]=1;1;LN([.B71]/(1-[.B71]))+0.5))" office:value-type="float" office:value="0.904586018671493" calcext:value-type="float">
            <text:p>0.904586018671493</text:p>
          </table:table-cell>
          <table:table-cell table:formula="of:=IF([.B71]=0;0;IF([.B71]=1;1;[.C71]+VLOOKUP([.$A71]; [.$G$2:.$H$42]; 2)))" office:value-type="float" office:value="0.906563775720976" calcext:value-type="float">
            <text:p>0.906563775720976</text:p>
          </table:table-cell>
          <table:table-cell table:formula="of:=IF([.B71]=0;0;IF([.B71]=1;1;1/(1+EXP(-[.D71]+0.5))))" office:value-type="float" office:value="0.600263651234047" calcext:value-type="float">
            <text:p>0.600263651234047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20694" calcext:value-type="float">
            <text:p>0.0120694</text:p>
          </table:table-cell>
          <table:table-cell table:formula="of:=IF([.B72]=0;0;IF([.B72]=1;1;LN([.B72]/(1-[.B72]))+0.5))" office:value-type="float" office:value="-3.90493912851674" calcext:value-type="float">
            <text:p>-3.90493912851674</text:p>
          </table:table-cell>
          <table:table-cell table:formula="of:=IF([.B72]=0;0;IF([.B72]=1;1;[.C72]+VLOOKUP([.$A72]; [.$G$2:.$H$42]; 2)))" office:value-type="float" office:value="-3.89986544735091" calcext:value-type="float">
            <text:p>-3.89986544735091</text:p>
          </table:table-cell>
          <table:table-cell table:formula="of:=IF([.B72]=0;0;IF([.B72]=1;1;1/(1+EXP(-[.D72]+0.5))))" office:value-type="float" office:value="0.0121300472106105" calcext:value-type="float">
            <text:p>0.0121300472106105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15434" calcext:value-type="float">
            <text:p>0.000515434</text:p>
          </table:table-cell>
          <table:table-cell table:formula="of:=IF([.B73]=0;0;IF([.B73]=1;1;LN([.B73]/(1-[.B73]))+0.5))" office:value-type="float" office:value="-7.06998572685999" calcext:value-type="float">
            <text:p>-7.06998572685999</text:p>
          </table:table-cell>
          <table:table-cell table:formula="of:=IF([.B73]=0;0;IF([.B73]=1;1;[.C73]+VLOOKUP([.$A73]; [.$G$2:.$H$42]; 2)))" office:value-type="float" office:value="-7.06479959525656" calcext:value-type="float">
            <text:p>-7.06479959525656</text:p>
          </table:table-cell>
          <table:table-cell table:formula="of:=IF([.B73]=0;0;IF([.B73]=1;1;1/(1+EXP(-[.D73]+0.5))))" office:value-type="float" office:value="0.000518112663532525" calcext:value-type="float">
            <text:p>0.00051811266353252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25821" calcext:value-type="float">
            <text:p>0.00025821</text:p>
          </table:table-cell>
          <table:table-cell table:formula="of:=IF([.B74]=0;0;IF([.B74]=1;1;LN([.B74]/(1-[.B74]))+0.5))" office:value-type="float" office:value="-7.76147910729284" calcext:value-type="float">
            <text:p>-7.76147910729284</text:p>
          </table:table-cell>
          <table:table-cell table:formula="of:=IF([.B74]=0;0;IF([.B74]=1;1;[.C74]+VLOOKUP([.$A74]; [.$G$2:.$H$42]; 2)))" office:value-type="float" office:value="-7.75644110255447" calcext:value-type="float">
            <text:p>-7.75644110255447</text:p>
          </table:table-cell>
          <table:table-cell table:formula="of:=IF([.B74]=0;0;IF([.B74]=1;1;1/(1+EXP(-[.D74]+0.5))))" office:value-type="float" office:value="0.000259513807147111" calcext:value-type="float">
            <text:p>0.0002595138071471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129362" calcext:value-type="float">
            <text:p>0.000129362</text:p>
          </table:table-cell>
          <table:table-cell table:formula="of:=IF([.B76]=0;0;IF([.B76]=1;1;LN([.B76]/(1-[.B76]))+0.5))" office:value-type="float" office:value="-8.45276651171721" calcext:value-type="float">
            <text:p>-8.45276651171721</text:p>
          </table:table-cell>
          <table:table-cell table:formula="of:=IF([.B76]=0;0;IF([.B76]=1;1;[.C76]+VLOOKUP([.$A76]; [.$G$2:.$H$42]; 2)))" office:value-type="float" office:value="-8.44758038011377" calcext:value-type="float">
            <text:p>-8.44758038011377</text:p>
          </table:table-cell>
          <table:table-cell table:formula="of:=IF([.B76]=0;0;IF([.B76]=1;1;1/(1+EXP(-[.D76]+0.5))))" office:value-type="float" office:value="0.000130034543560137" calcext:value-type="float">
            <text:p>0.000130034543560137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66842" calcext:value-type="float">
            <text:p>0.166842</text:p>
          </table:table-cell>
          <table:table-cell table:formula="of:=IF([.B77]=0;0;IF([.B77]=1;1;LN([.B77]/(1-[.B77]))+0.5))" office:value-type="float" office:value="-1.10817604326114" calcext:value-type="float">
            <text:p>-1.10817604326114</text:p>
          </table:table-cell>
          <table:table-cell table:formula="of:=IF([.B77]=0;0;IF([.B77]=1;1;[.C77]+VLOOKUP([.$A77]; [.$G$2:.$H$42]; 2)))" office:value-type="float" office:value="-1.10252996413684" calcext:value-type="float">
            <text:p>-1.10252996413684</text:p>
          </table:table-cell>
          <table:table-cell table:formula="of:=IF([.B77]=0;0;IF([.B77]=1;1;1/(1+EXP(-[.D77]+0.5))))" office:value-type="float" office:value="0.167628314443754" calcext:value-type="float">
            <text:p>0.167628314443754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157" calcext:value-type="float">
            <text:p>0.00456157</text:p>
          </table:table-cell>
          <table:table-cell table:formula="of:=IF([.B78]=0;0;IF([.B78]=1;1;LN([.B78]/(1-[.B78]))+0.5))" office:value-type="float" office:value="-4.88551641075927" calcext:value-type="float">
            <text:p>-4.88551641075927</text:p>
          </table:table-cell>
          <table:table-cell table:formula="of:=IF([.B78]=0;0;IF([.B78]=1;1;[.C78]+VLOOKUP([.$A78]; [.$G$2:.$H$42]; 2)))" office:value-type="float" office:value="-4.88044272959344" calcext:value-type="float">
            <text:p>-4.88044272959344</text:p>
          </table:table-cell>
          <table:table-cell table:formula="of:=IF([.B78]=0;0;IF([.B78]=1;1;1/(1+EXP(-[.D78]+0.5))))" office:value-type="float" office:value="0.00458466638680307" calcext:value-type="float">
            <text:p>0.00458466638680307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96234" calcext:value-type="float">
            <text:p>0.00296234</text:p>
          </table:table-cell>
          <table:table-cell table:formula="of:=IF([.B79]=0;0;IF([.B79]=1;1;LN([.B79]/(1-[.B79]))+0.5))" office:value-type="float" office:value="-5.31880904600448" calcext:value-type="float">
            <text:p>-5.31880904600448</text:p>
          </table:table-cell>
          <table:table-cell table:formula="of:=IF([.B79]=0;0;IF([.B79]=1;1;[.C79]+VLOOKUP([.$A79]; [.$G$2:.$H$42]; 2)))" office:value-type="float" office:value="-5.31353821118731" calcext:value-type="float">
            <text:p>-5.31353821118731</text:p>
          </table:table-cell>
          <table:table-cell table:formula="of:=IF([.B79]=0;0;IF([.B79]=1;1;1/(1+EXP(-[.D79]+0.5))))" office:value-type="float" office:value="0.00297794860616474" calcext:value-type="float">
            <text:p>0.00297794860616474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0.00000669699" calcext:value-type="float">
            <text:p>6.70E-06</text:p>
          </table:table-cell>
          <table:table-cell table:formula="of:=IF([.B80]=0;0;IF([.B80]=1;1;LN([.B80]/(1-[.B80]))+0.5))" office:value-type="float" office:value="-11.413845689231" calcext:value-type="float">
            <text:p>-11.413845689231</text:p>
          </table:table-cell>
          <table:table-cell table:formula="of:=IF([.B80]=0;0;IF([.B80]=1;1;[.C80]+VLOOKUP([.$A80]; [.$G$2:.$H$42]; 2)))" office:value-type="float" office:value="-11.4084169604563" calcext:value-type="float">
            <text:p>-11.4084169604563</text:p>
          </table:table-cell>
          <table:table-cell table:formula="of:=IF([.B80]=0;0;IF([.B80]=1;1;1/(1+EXP(-[.D80]+0.5))))" office:value-type="float" office:value="0.0000067334447594852" calcext:value-type="float">
            <text:p>6.7334447594852E-06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70102" calcext:value-type="float">
            <text:p>0.000470102</text:p>
          </table:table-cell>
          <table:table-cell table:formula="of:=IF([.B81]=0;0;IF([.B81]=1;1;LN([.B81]/(1-[.B81]))+0.5))" office:value-type="float" office:value="-7.1620906529967" calcext:value-type="float">
            <text:p>-7.1620906529967</text:p>
          </table:table-cell>
          <table:table-cell table:formula="of:=IF([.B81]=0;0;IF([.B81]=1;1;[.C81]+VLOOKUP([.$A81]; [.$G$2:.$H$42]; 2)))" office:value-type="float" office:value="-7.15713568582487" calcext:value-type="float">
            <text:p>-7.15713568582487</text:p>
          </table:table-cell>
          <table:table-cell table:formula="of:=IF([.B81]=0;0;IF([.B81]=1;1;1/(1+EXP(-[.D81]+0.5))))" office:value-type="float" office:value="0.000472436017227341" calcext:value-type="float">
            <text:p>0.000472436017227341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2" office:value-type="float" office:value="0.0000873872" calcext:value-type="float">
            <text:p>8.74E-05</text:p>
          </table:table-cell>
          <table:table-cell table:formula="of:=IF([.B82]=0;0;IF([.B82]=1;1;LN([.B82]/(1-[.B82]))+0.5))" office:value-type="float" office:value="-8.84507434809885" calcext:value-type="float">
            <text:p>-8.84507434809885</text:p>
          </table:table-cell>
          <table:table-cell table:formula="of:=IF([.B82]=0;0;IF([.B82]=1;1;[.C82]+VLOOKUP([.$A82]; [.$G$2:.$H$42]; 2)))" office:value-type="float" office:value="-8.83985923832485" calcext:value-type="float">
            <text:p>-8.83985923832485</text:p>
          </table:table-cell>
          <table:table-cell table:formula="of:=IF([.B82]=0;0;IF([.B82]=1;1;1/(1+EXP(-[.D82]+0.5))))" office:value-type="float" office:value="0.0000878440841222425" calcext:value-type="float">
            <text:p>8.78440841222425E-0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380564" calcext:value-type="float">
            <text:p>0.000380564</text:p>
          </table:table-cell>
          <table:table-cell table:formula="of:=IF([.B83]=0;0;IF([.B83]=1;1;LN([.B83]/(1-[.B83]))+0.5))" office:value-type="float" office:value="-7.37347555863648" calcext:value-type="float">
            <text:p>-7.37347555863648</text:p>
          </table:table-cell>
          <table:table-cell table:formula="of:=IF([.B83]=0;0;IF([.B83]=1;1;[.C83]+VLOOKUP([.$A83]; [.$G$2:.$H$42]; 2)))" office:value-type="float" office:value="-7.36843755389811" calcext:value-type="float">
            <text:p>-7.36843755389811</text:p>
          </table:table-cell>
          <table:table-cell table:formula="of:=IF([.B83]=0;0;IF([.B83]=1;1;1/(1+EXP(-[.D83]+0.5))))" office:value-type="float" office:value="0.000382485385813883" calcext:value-type="float">
            <text:p>0.00038248538581388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346765" calcext:value-type="float">
            <text:p>0.0346765</text:p>
          </table:table-cell>
          <table:table-cell table:formula="of:=IF([.B84]=0;0;IF([.B84]=1;1;LN([.B84]/(1-[.B84]))+0.5))" office:value-type="float" office:value="-2.82640105422426" calcext:value-type="float">
            <text:p>-2.82640105422426</text:p>
          </table:table-cell>
          <table:table-cell table:formula="of:=IF([.B84]=0;0;IF([.B84]=1;1;[.C84]+VLOOKUP([.$A84]; [.$G$2:.$H$42]; 2)))" office:value-type="float" office:value="-2.82132737305843" calcext:value-type="float">
            <text:p>-2.82132737305843</text:p>
          </table:table-cell>
          <table:table-cell table:formula="of:=IF([.B84]=0;0;IF([.B84]=1;1;1/(1+EXP(-[.D84]+0.5))))" office:value-type="float" office:value="0.0348467381586568" calcext:value-type="float">
            <text:p>0.03484673815865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5]=0;0;IF([.B85]=1;1;LN([.B85]/(1-[.B85]))+0.5))" office:value-type="float" office:value="1" calcext:value-type="float">
            <text:p>1</text:p>
          </table:table-cell>
          <table:table-cell table:formula="of:=IF([.B85]=0;0;IF([.B85]=1;1;[.C85]+VLOOKUP([.$A85]; [.$G$2:.$H$42]; 2)))" office:value-type="float" office:value="1" calcext:value-type="float">
            <text:p>1</text:p>
          </table:table-cell>
          <table:table-cell table:formula="of:=IF([.B85]=0;0;IF([.B85]=1;1;1/(1+EXP(-[.D8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6]=0;0;IF([.B86]=1;1;LN([.B86]/(1-[.B86]))+0.5))" office:value-type="float" office:value="1" calcext:value-type="float">
            <text:p>1</text:p>
          </table:table-cell>
          <table:table-cell table:formula="of:=IF([.B86]=0;0;IF([.B86]=1;1;[.C86]+VLOOKUP([.$A86]; [.$G$2:.$H$42]; 2)))" office:value-type="float" office:value="1" calcext:value-type="float">
            <text:p>1</text:p>
          </table:table-cell>
          <table:table-cell table:formula="of:=IF([.B86]=0;0;IF([.B86]=1;1;1/(1+EXP(-[.D8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468501" calcext:value-type="float">
            <text:p>0.000468501</text:p>
          </table:table-cell>
          <table:table-cell table:formula="of:=IF([.B87]=0;0;IF([.B87]=1;1;LN([.B87]/(1-[.B87]))+0.5))" office:value-type="float" office:value="-7.16550371103547" calcext:value-type="float">
            <text:p>-7.16550371103547</text:p>
          </table:table-cell>
          <table:table-cell table:formula="of:=IF([.B87]=0;0;IF([.B87]=1;1;[.C87]+VLOOKUP([.$A87]; [.$G$2:.$H$42]; 2)))" office:value-type="float" office:value="-7.16046570629711" calcext:value-type="float">
            <text:p>-7.16046570629711</text:p>
          </table:table-cell>
          <table:table-cell table:formula="of:=IF([.B87]=0;0;IF([.B87]=1;1;1/(1+EXP(-[.D87]+0.5))))" office:value-type="float" office:value="0.000470866151687839" calcext:value-type="float">
            <text:p>0.000470866151687839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137428" calcext:value-type="float">
            <text:p>0.00137428</text:p>
          </table:table-cell>
          <table:table-cell table:formula="of:=IF([.B88]=0;0;IF([.B88]=1;1;LN([.B88]/(1-[.B88]))+0.5))" office:value-type="float" office:value="-6.08845009618381" calcext:value-type="float">
            <text:p>-6.08845009618381</text:p>
          </table:table-cell>
          <table:table-cell table:formula="of:=IF([.B88]=0;0;IF([.B88]=1;1;[.C88]+VLOOKUP([.$A88]; [.$G$2:.$H$42]; 2)))" office:value-type="float" office:value="-6.08323498640982" calcext:value-type="float">
            <text:p>-6.08323498640982</text:p>
          </table:table-cell>
          <table:table-cell table:formula="of:=IF([.B88]=0;0;IF([.B88]=1;1;1/(1+EXP(-[.D88]+0.5))))" office:value-type="float" office:value="0.00138145581520569" calcext:value-type="float">
            <text:p>0.00138145581520569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391694" calcext:value-type="float">
            <text:p>0.00391694</text:p>
          </table:table-cell>
          <table:table-cell table:formula="of:=IF([.B89]=0;0;IF([.B89]=1;1;LN([.B89]/(1-[.B89]))+0.5))" office:value-type="float" office:value="-5.03851991096076" calcext:value-type="float">
            <text:p>-5.03851991096076</text:p>
          </table:table-cell>
          <table:table-cell table:formula="of:=IF([.B89]=0;0;IF([.B89]=1;1;[.C89]+VLOOKUP([.$A89]; [.$G$2:.$H$42]; 2)))" office:value-type="float" office:value="-5.03333377935732" calcext:value-type="float">
            <text:p>-5.03333377935732</text:p>
          </table:table-cell>
          <table:table-cell table:formula="of:=IF([.B89]=0;0;IF([.B89]=1;1;1/(1+EXP(-[.D89]+0.5))))" office:value-type="float" office:value="0.00393722634478537" calcext:value-type="float">
            <text:p>0.00393722634478537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57143" calcext:value-type="float">
            <text:p>0.00157143</text:p>
          </table:table-cell>
          <table:table-cell table:formula="of:=IF([.B90]=0;0;IF([.B90]=1;1;LN([.B90]/(1-[.B90]))+0.5))" office:value-type="float" office:value="-5.95419658015744" calcext:value-type="float">
            <text:p>-5.95419658015744</text:p>
          </table:table-cell>
          <table:table-cell table:formula="of:=IF([.B90]=0;0;IF([.B90]=1;1;[.C90]+VLOOKUP([.$A90]; [.$G$2:.$H$42]; 2)))" office:value-type="float" office:value="-5.94892574534027" calcext:value-type="float">
            <text:p>-5.94892574534027</text:p>
          </table:table-cell>
          <table:table-cell table:formula="of:=IF([.B90]=0;0;IF([.B90]=1;1;1/(1+EXP(-[.D90]+0.5))))" office:value-type="float" office:value="0.00157972149587837" calcext:value-type="float">
            <text:p>0.00157972149587837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142574" calcext:value-type="float">
            <text:p>0.0142574</text:p>
          </table:table-cell>
          <table:table-cell table:formula="of:=IF([.B91]=0;0;IF([.B91]=1;1;LN([.B91]/(1-[.B91]))+0.5))" office:value-type="float" office:value="-3.73611919558357" calcext:value-type="float">
            <text:p>-3.73611919558357</text:p>
          </table:table-cell>
          <table:table-cell table:formula="of:=IF([.B91]=0;0;IF([.B91]=1;1;[.C91]+VLOOKUP([.$A91]; [.$G$2:.$H$42]; 2)))" office:value-type="float" office:value="-3.7308483607664" calcext:value-type="float">
            <text:p>-3.7308483607664</text:p>
          </table:table-cell>
          <table:table-cell table:formula="of:=IF([.B91]=0;0;IF([.B91]=1;1;1/(1+EXP(-[.D91]+0.5))))" office:value-type="float" office:value="0.0143316669509541" calcext:value-type="float">
            <text:p>0.01433166695095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2]=0;0;IF([.B92]=1;1;LN([.B92]/(1-[.B92]))+0.5))" office:value-type="float" office:value="1" calcext:value-type="float">
            <text:p>1</text:p>
          </table:table-cell>
          <table:table-cell table:formula="of:=IF([.B92]=0;0;IF([.B92]=1;1;[.C92]+VLOOKUP([.$A92]; [.$G$2:.$H$42]; 2)))" office:value-type="float" office:value="1" calcext:value-type="float">
            <text:p>1</text:p>
          </table:table-cell>
          <table:table-cell table:formula="of:=IF([.B92]=0;0;IF([.B92]=1;1;1/(1+EXP(-[.D9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1629" calcext:value-type="float">
            <text:p>0.0191629</text:p>
          </table:table-cell>
          <table:table-cell table:formula="of:=IF([.B93]=0;0;IF([.B93]=1;1;LN([.B93]/(1-[.B93]))+0.5))" office:value-type="float" office:value="-3.43543027264769" calcext:value-type="float">
            <text:p>-3.43543027264769</text:p>
          </table:table-cell>
          <table:table-cell table:formula="of:=IF([.B93]=0;0;IF([.B93]=1;1;[.C93]+VLOOKUP([.$A93]; [.$G$2:.$H$42]; 2)))" office:value-type="float" office:value="-3.42968054243671" calcext:value-type="float">
            <text:p>-3.42968054243671</text:p>
          </table:table-cell>
          <table:table-cell table:formula="of:=IF([.B93]=0;0;IF([.B93]=1;1;1/(1+EXP(-[.D93]+0.5))))" office:value-type="float" office:value="0.0192712694164931" calcext:value-type="float">
            <text:p>0.019271269416493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602" calcext:value-type="float">
            <text:p>0.1602</text:p>
          </table:table-cell>
          <table:table-cell table:formula="of:=IF([.B94]=0;0;IF([.B94]=1;1;LN([.B94]/(1-[.B94]))+0.5))" office:value-type="float" office:value="-1.15674073361583" calcext:value-type="float">
            <text:p>-1.15674073361583</text:p>
          </table:table-cell>
          <table:table-cell table:formula="of:=IF([.B94]=0;0;IF([.B94]=1;1;[.C94]+VLOOKUP([.$A94]; [.$G$2:.$H$42]; 2)))" office:value-type="float" office:value="-1.1510096825009" calcext:value-type="float">
            <text:p>-1.1510096825009</text:p>
          </table:table-cell>
          <table:table-cell table:formula="of:=IF([.B94]=0;0;IF([.B94]=1;1;1/(1+EXP(-[.D94]+0.5))))" office:value-type="float" office:value="0.160972534791952" calcext:value-type="float">
            <text:p>0.160972534791952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7749" calcext:value-type="float">
            <text:p>0.107749</text:p>
          </table:table-cell>
          <table:table-cell table:formula="of:=IF([.B95]=0;0;IF([.B95]=1;1;LN([.B95]/(1-[.B95]))+0.5))" office:value-type="float" office:value="-1.61394303493343" calcext:value-type="float">
            <text:p>-1.61394303493343</text:p>
          </table:table-cell>
          <table:table-cell table:formula="of:=IF([.B95]=0;0;IF([.B95]=1;1;[.C95]+VLOOKUP([.$A95]; [.$G$2:.$H$42]; 2)))" office:value-type="float" office:value="-1.60829695580913" calcext:value-type="float">
            <text:p>-1.60829695580913</text:p>
          </table:table-cell>
          <table:table-cell table:formula="of:=IF([.B95]=0;0;IF([.B95]=1;1;1/(1+EXP(-[.D95]+0.5))))" office:value-type="float" office:value="0.108293012633596" calcext:value-type="float">
            <text:p>0.108293012633596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79341" calcext:value-type="float">
            <text:p>0.0179341</text:p>
          </table:table-cell>
          <table:table-cell table:formula="of:=IF([.B96]=0;0;IF([.B96]=1;1;LN([.B96]/(1-[.B96]))+0.5))" office:value-type="float" office:value="-3.5029544855306" calcext:value-type="float">
            <text:p>-3.5029544855306</text:p>
          </table:table-cell>
          <table:table-cell table:formula="of:=IF([.B96]=0;0;IF([.B96]=1;1;[.C96]+VLOOKUP([.$A96]; [.$G$2:.$H$42]; 2)))" office:value-type="float" office:value="-3.49721986980769" calcext:value-type="float">
            <text:p>-3.49721986980769</text:p>
          </table:table-cell>
          <table:table-cell table:formula="of:=IF([.B96]=0;0;IF([.B96]=1;1;1/(1+EXP(-[.D96]+0.5))))" office:value-type="float" office:value="0.0180353804446931" calcext:value-type="float">
            <text:p>0.0180353804446931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267977" calcext:value-type="float">
            <text:p>0.00267977</text:p>
          </table:table-cell>
          <table:table-cell table:formula="of:=IF([.B97]=0;0;IF([.B97]=1;1;LN([.B97]/(1-[.B97]))+0.5))" office:value-type="float" office:value="-5.41934094202655" calcext:value-type="float">
            <text:p>-5.41934094202655</text:p>
          </table:table-cell>
          <table:table-cell table:formula="of:=IF([.B97]=0;0;IF([.B97]=1;1;[.C97]+VLOOKUP([.$A97]; [.$G$2:.$H$42]; 2)))" office:value-type="float" office:value="-5.41438597485472" calcext:value-type="float">
            <text:p>-5.41438597485472</text:p>
          </table:table-cell>
          <table:table-cell table:formula="of:=IF([.B97]=0;0;IF([.B97]=1;1;1/(1+EXP(-[.D97]+0.5))))" office:value-type="float" office:value="0.00269304527577562" calcext:value-type="float">
            <text:p>0.002693045275775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8]=0;0;IF([.B98]=1;1;LN([.B98]/(1-[.B98]))+0.5))" office:value-type="float" office:value="1" calcext:value-type="float">
            <text:p>1</text:p>
          </table:table-cell>
          <table:table-cell table:formula="of:=IF([.B98]=0;0;IF([.B98]=1;1;[.C98]+VLOOKUP([.$A98]; [.$G$2:.$H$42]; 2)))" office:value-type="float" office:value="1" calcext:value-type="float">
            <text:p>1</text:p>
          </table:table-cell>
          <table:table-cell table:formula="of:=IF([.B98]=0;0;IF([.B98]=1;1;1/(1+EXP(-[.D9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17559" calcext:value-type="float">
            <text:p>0.000317559</text:p>
          </table:table-cell>
          <table:table-cell table:formula="of:=IF([.B99]=0;0;IF([.B99]=1;1;LN([.B99]/(1-[.B99]))+0.5))" office:value-type="float" office:value="-7.55452932069099" calcext:value-type="float">
            <text:p>-7.55452932069099</text:p>
          </table:table-cell>
          <table:table-cell table:formula="of:=IF([.B99]=0;0;IF([.B99]=1;1;[.C99]+VLOOKUP([.$A99]; [.$G$2:.$H$42]; 2)))" office:value-type="float" office:value="-7.54934318908756" calcext:value-type="float">
            <text:p>-7.54934318908756</text:p>
          </table:table-cell>
          <table:table-cell table:formula="of:=IF([.B99]=0;0;IF([.B99]=1;1;1/(1+EXP(-[.D99]+0.5))))" office:value-type="float" office:value="0.000319209653612369" calcext:value-type="float">
            <text:p>0.000319209653612369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2" office:value-type="float" office:value="0.000000231586" calcext:value-type="float">
            <text:p>2.32E-07</text:p>
          </table:table-cell>
          <table:table-cell table:formula="of:=IF([.B100]=0;0;IF([.B100]=1;1;LN([.B100]/(1-[.B100]))+0.5))" office:value-type="float" office:value="-14.7783143105387" calcext:value-type="float">
            <text:p>-14.7783143105387</text:p>
          </table:table-cell>
          <table:table-cell table:formula="of:=IF([.B100]=0;0;IF([.B100]=1;1;[.C100]+VLOOKUP([.$A100]; [.$G$2:.$H$42]; 2)))" office:value-type="float" office:value="-14.7727478065482" calcext:value-type="float">
            <text:p>-14.7727478065482</text:p>
          </table:table-cell>
          <table:table-cell table:formula="of:=IF([.B100]=0;0;IF([.B100]=1;1;1/(1+EXP(-[.D100]+0.5))))" office:value-type="float" office:value="0.00000023287871871689" calcext:value-type="float">
            <text:p>2.32878718716892E-0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96232" calcext:value-type="float">
            <text:p>9.62E-05</text:p>
          </table:table-cell>
          <table:table-cell table:formula="of:=IF([.B101]=0;0;IF([.B101]=1;1;LN([.B101]/(1-[.B101]))+0.5))" office:value-type="float" office:value="-8.74865237864191" calcext:value-type="float">
            <text:p>-8.74865237864191</text:p>
          </table:table-cell>
          <table:table-cell table:formula="of:=IF([.B101]=0;0;IF([.B101]=1;1;[.C101]+VLOOKUP([.$A101]; [.$G$2:.$H$42]; 2)))" office:value-type="float" office:value="-8.74346624703847" calcext:value-type="float">
            <text:p>-8.74346624703847</text:p>
          </table:table-cell>
          <table:table-cell table:formula="of:=IF([.B101]=0;0;IF([.B101]=1;1;1/(1+EXP(-[.D101]+0.5))))" office:value-type="float" office:value="0.0000967323197808197" calcext:value-type="float">
            <text:p>9.67323197808197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18644854464046" calcext:value-type="float">
            <text:p>0.18644854464046</text:p>
          </table:table-cell>
          <table:table-cell table:style-name="ce6" table:formula="of:=AVERAGE([.C2:.C101])" office:value-type="float" office:value="-3.947930549218" calcext:value-type="float">
            <text:p>-3.947930549218</text:p>
          </table:table-cell>
          <table:table-cell table:style-name="ce6" table:formula="of:=AVERAGE([.D2:.D101])" office:value-type="float" office:value="-3.94343523228937" calcext:value-type="float">
            <text:p>-3.94343523228937</text:p>
          </table:table-cell>
          <table:table-cell table:style-name="ce6" table:formula="of:=AVERAGE([.E2:.E101])" office:value-type="float" office:value="0.186582548215849" calcext:value-type="float">
            <text:p>0.186582548215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0.01022451" calcext:value-type="float">
            <text:p>0.01022451</text:p>
          </table:table-cell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17:31:26.520471852</dc:date>
    <meta:editing-duration>PT2H12M39S</meta:editing-duration>
    <meta:editing-cycles>31</meta:editing-cycles>
    <meta:generator>LibreOffice/7.3.7.2$Linux_X86_64 LibreOffice_project/30$Build-2</meta:generator>
    <meta:document-statistic meta:table-count="1" meta:cell-count="596" meta:object-count="0"/>
  </office:meta>
</office:document-meta>
</file>